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7/2/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8560819082010194274"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Cleaning code</text:p>
          </table:table-cell>
          <table:table-cell table:style-name="Table2.B2" office:value-type="percentage" office:value="1">
            <text:p text:style-name="P8">100.00%</text:p>
          </table:table-cell>
          <table:table-cell table:style-name="Table2.A2" office:value-type="string">
            <text:p text:style-name="P8">Improving readability of code</text:p>
          </table:table-cell>
        </table:table-row>
        <table:table-row table:style-name="Table2.1">
          <table:table-cell table:style-name="Table2.A2" office:value-type="string">
            <text:p text:style-name="P8">Add enemies to map generation</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Studying C#</text:p>
          </table:table-cell>
          <table:table-cell table:style-name="Table2.B2" office:value-type="percentage" office:value="0.8">
            <text:p text:style-name="P8">80.00%</text:p>
          </table:table-cell>
          <table:table-cell table:style-name="Table2.A2" office:value-type="string">
            <text:p text:style-name="P8">Anticipated to be ongoing throughout the project, % complete is a very rough estimate.</text:p>
          </table:table-cell>
        </table:table-row>
        <table:table-row table:style-name="Table2.1">
          <table:table-cell table:style-name="Table2.A2" office:value-type="string">
            <text:p text:style-name="P8">Implement basic combat</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6" office:value-type="string">
            <text:p text:style-name="P7"/>
          </table:table-cell>
          <table:table-cell table:style-name="Table2.B6">
            <text:p text:style-name="P7"/>
          </table:table-cell>
          <table:table-cell table:style-name="Table2.A6" office:value-type="string">
            <text:p text:style-name="P7"/>
          </table:table-cell>
        </table:table-row>
      </table:table>
      <text:list xml:id="list38710604"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5"/>This week was a pretty straightforward effort to build upon existing work. I added enemies to the map making algorithm, set them up so they're only visible within the player's field of view, and made sure they block movement. Further, there's now enemy data displayed in the right hand console so the player can see at a glance which symbols represent what enemies and how close each enemy is to being defeated. The player can also attack and destroy enemies, though as of now enemies don't actually fight back.</text:p>
            <text:p text:style-name="P14"><text:s text:c="3"/>I also took a little time to clean up and improve the readability of my code. I noticed when making my screencast last week that some issues of disorganization and lack of comments <text:soft-page-break/>was beginning to develop.</text:p>
          </table:table-cell>
        </table:table-row>
        <table:table-row table:style-name="Table3.1">
          <table:table-cell table:style-name="Table3.A2" office:value-type="string">
            <text:p text:style-name="P14"/>
          </table:table-cell>
        </table:table-row>
      </table:table>
      <text:p text:style-name="Standard"/>
      <text:list xml:id="list38700065"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The next big hurdle is getting the enemies to track and attack the player. I think the attacks themselves won't be too hard to implement, but getting an enemy to hunt the player through the labyrinth of rooms and corridors will be much more of a challenge. </text:p>
            <text:p text:style-name="Table_20_Text"><text:s text:c="3"/>I do expect to find functionality within either RogueSharp or RLNet to assist with this problem. For the most basic elements of combat and tracking it may be that functions are already present to handle everything and I'll just need to leverage them. For more creative elements, I'll probably need to modify what's there. I do, however, think the tools to complete this job are readily available and I expect it to go well.</text:p>
          </table:table-cell>
        </table:table-row>
        <table:table-row table:style-name="Table4.1">
          <table:table-cell table:style-name="Table4.A2" office:value-type="string">
            <text:p text:style-name="Table_20_Text"/>
          </table:table-cell>
        </table:table-row>
      </table:table>
      <text:p text:style-name="Standard"/>
      <text:list xml:id="list38704641" text:continue-numbering="true" text:style-name="Outline">
        <text:list-item>
          <text:h text:style-name="P16" text:outline-level="1"/>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Studying C#</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3</text:p>
          </table:table-cell>
        </table:table-row>
        <text:soft-page-break/>
        <table:table-row table:style-name="Table5.4">
          <table:table-cell table:style-name="Table5.A4" office:value-type="string">
            <text:p text:style-name="P9"> Cleaning code</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Add enemies to map</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Implement basic combat</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text:p text:style-name="P10"/>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1">
            <text:p text:style-name="P12">1</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text:p text:style-name="P12"/>
          </table:table-cell>
          <table:table-cell table:style-name="Table5.B14">
            <text:p text:style-name="P12"/>
          </table:table-cell>
          <table:table-cell table:style-name="Table5.B14" office:value-type="float" office:value="9">
            <text:p text:style-name="P12">9</text:p>
          </table:table-cell>
          <table:table-cell table:style-name="Table5.J14" office:value-type="string">
            <text:p text:style-name="P9">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7/2/23]</text:p>
        <text:p text:style-name="Title">Project Status Report</text:p>
        <text:p text:style-name="MP1"/>
        <text:p text:style-name="MP2">Pg.<text:page-number text:select-page="current">3</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3</meta:editing-cycles>
    <meta:creation-date>2014-11-14T16:46:00</meta:creation-date>
    <dc:date>2023-07-02T18:45:05.12</dc:date>
    <meta:editing-duration>PT1H36M17S</meta:editing-duration>
    <meta:generator>OpenOffice/4.1.14$Win32 OpenOffice.org_project/4114m1$Build-9811</meta:generator>
    <meta:document-statistic meta:table-count="5" meta:image-count="0" meta:object-count="0" meta:page-count="3" meta:paragraph-count="150" meta:word-count="376" meta:character-count="21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